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Heading_20_1" text:outline-level="1">Keeping your webmail private ? HTTPS</text:h>
      <text:p text:style-name="First_20_paragraph">There are a few important steps that you can take in order to increase the security of your email communication. The first is to make sure that only the person to whom you send a given message is able to read it.</text:p>
      <text:h text:style-name="Heading_20_2" text:outline-level="2">Keeping your webmail private ? HTTPS</text:h>
      <text:p text:style-name="First_20_paragraph">HTTPS, (also referred to as SSL or TLS), encrypts your communications so that it cannot be read by other people on your network. This can include the other people using the same Wi-Fi in an airport or at a café, the other people at your office or school, the administrators at your ISP, malicious hackers, governments, or law enforcement officials. Communications sent over your web browser, including the web pages that you visit and the content of your emails, using HTTP rather than HTTPS are very easy for an attacker to intercept and read.</text:p>
      <text:p text:style-name="Text_20_body">Most email providers give you a way of accessing your email using a web browser, such as Firefox or Chrome. Of these providers, most of them provide support for HTTPS. You should always make sure that your connection is secure before logging in, reading your email, or sending a message. You can tell that your email provider supports HTTPS if you log in to your webmail and the URL at the top of your browser begins with the letters HTTPS instead of HTTP (for example: https://mail.google.com).</text:p>
      <text:p text:style-name="Text_20_body">If your email provider supports HTTPS, but does not do so by default, try replacing HTTP with HTTPS in the URL and refresh the page. If you?d like to make sure that you are always using HTTPS on sites where it is available, download the <text:a xlink:type="simple" xlink:href="https://www.eff.org/https-everywhere" office:name=""><text:span text:style-name="Definition">HTTPS Everywhere</text:span></text:a> browser add-on for Firefox or Chrome.</text:p>
      <text:p text:style-name="Text_20_body">Webmail providers that use HTTPS by default include Gmail, RiseUp and Yahoo.</text:p>
      <text:p text:style-name="Text_20_body">Some webmail providers give you the option of choosing to use HTTPS by default by selecting it in your settings, such as Hotmail.</text:p>
      <text:p text:style-name="Text_20_body">HTTPS is the most basic level of encryption for your web browsing that we recommend for everybody. It is as basic as putting on your seat belt when you dr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